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vg:panose-1="0 0 0 0 0 0 0 0 0 0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My Project link</text:p>
      <text:p text:style-name="Normal"/>
      <text:p text:style-name="Normal">https://drive.google.com/file/d/1tCdUVwn781YOYxm8XEZLqhHYURJWYu2V/view?usp=shar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5-09T03:52:00Z</meta:creation-date>
    <dc:date>2021-05-09T03:52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4" meta:character-count="99" meta:row-count="1" meta:non-whitespace-character-count="86"/>
  </office:meta>
</office:document-meta>
</file>